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table>
      <mtr>
        <mtd>
          <mrow>
            <msup>
              <mfenced open="[" close="]">
                <mrow>
                  <msubsup>
                    <mi>S</mi>
                    <mi>N</mi>
                    <mrow>
                      <mrow>
                        <mo stretchy="false">(</mo>
                        <mrow>
                          <mrow>
                            <mo stretchy="false">±</mo>
                            <mi/>
                          </mrow>
                        </mrow>
                        <mo stretchy="false">)</mo>
                      </mrow>
                    </mrow>
                  </msubsup>
                </mrow>
              </mfenced>
              <mn>2</mn>
            </m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∣" close="〉">
              <mrow>
                <msubsup>
                  <mo stretchy="false">ϕ</mo>
                  <mrow>
                    <msub>
                      <mo stretchy="false">α</mo>
                      <mi>N</mi>
                    </msub>
                  </mrow>
                  <mrow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sup>
              <mrow>
                <mo stretchy="false">(</mo>
                <mrow>
                  <mrow>
                    <mo stretchy="false">±</mo>
                    <mi/>
                  </mrow>
                </mrow>
                <mo stretchy="false">)</mo>
              </mrow>
              <mi>p</mi>
            </msup>
            <mi/>
            <mo stretchy="false">℘</mo>
            <mi/>
            <mfenced open="∣" close="〉">
              <mrow>
                <msubsup>
                  <mo stretchy="false">ϕ</mo>
                  <mrow>
                    <msub>
                      <mo stretchy="false">α</mo>
                      <mi>N</mi>
                    </msub>
                  </mrow>
                  <mrow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</mrow>
        </mtd>
      </mtr>
      <mtr>
        <mtd>
          <mrow>
            <mrow>
              <mi/>
              <mo stretchy="false">=</mo>
              <mi/>
            </mrow>
            <mfrac>
              <mn>1</mn>
              <mrow>
                <mi>N</mi>
                <mtext>!</mtext>
              </mrow>
            </mfrac>
            <mi/>
            <mrow>
              <munder>
                <mo stretchy="false">∑</mo>
                <mo stretchy="false">℘</mo>
              </munder>
              <mi/>
            </mrow>
            <munder>
              <munder>
                <mrow>
                  <msup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  <mi>p</mi>
                  </msup>
                  <mi/>
                  <msup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  <mi>p</mi>
                  </msup>
                </mrow>
                <mo stretchy="false">⏟</mo>
              </munder>
              <mrow>
                <mrow>
                  <mi/>
                  <mo stretchy="false">=</mo>
                  <mrow>
                    <mi/>
                    <mo stretchy="false">−</mo>
                    <mn>1</mn>
                  </mrow>
                </mrow>
                <mrow>
                  <mrow>
                    <mi/>
                    <mo stretchy="false">⋅</mo>
                    <mi/>
                  </mrow>
                  <mo stretchy="false">−</mo>
                  <mn>1</mn>
                </mrow>
                <mrow>
                  <mrow>
                    <mi/>
                    <mo stretchy="false">∨</mo>
                    <mi/>
                  </mrow>
                  <mo stretchy="false">+</mo>
                  <mn>1</mn>
                </mrow>
                <mrow>
                  <mrow>
                    <mi/>
                    <mo stretchy="false">⋅</mo>
                    <mi/>
                  </mrow>
                  <mo stretchy="false">+</mo>
                  <mn>1</mn>
                </mrow>
                <mrow>
                  <mi/>
                  <mo stretchy="false">=</mo>
                  <mrow>
                    <mi/>
                    <mo stretchy="false">+</mo>
                    <mn>1</mn>
                  </mrow>
                </mrow>
              </mrow>
            </munder>
            <mi/>
            <mfenced open="∣" close="〉">
              <mrow>
                <msubsup>
                  <mo stretchy="false">ϕ</mo>
                  <mrow>
                    <msub>
                      <mo stretchy="false">α</mo>
                      <mi>N</mi>
                    </msub>
                  </mrow>
                  <mrow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fenced open="∣" close="〉">
              <mrow>
                <msubsup>
                  <mo stretchy="false">ϕ</mo>
                  <mrow>
                    <msub>
                      <mo stretchy="false">α</mo>
                      <mi>N</mi>
                    </msub>
                  </mrow>
                  <mrow>
                    <mrow>
                      <mo stretchy="false">(</mo>
                      <mrow>
                        <mrow>
                          <mo stretchy="false">±</mo>
                          <mi/>
                        </mrow>
                      </mrow>
                      <mo stretchy="false">)</mo>
                    </mrow>
                  </mrow>
                </msubsup>
              </mrow>
            </mfenced>
            <mrow>
              <mi/>
              <mo stretchy="false">=</mo>
              <mi/>
            </mrow>
            <msubsup>
              <mi>S</mi>
              <mi>N</mi>
              <mrow>
                <mrow>
                  <mo stretchy="false">(</mo>
                  <mrow>
                    <mrow>
                      <mo stretchy="false">±</mo>
                      <mi/>
                    </mrow>
                  </mrow>
                  <mo stretchy="false">)</mo>
                </mrow>
              </mrow>
            </msubsup>
            <mi/>
            <mfenced open="∣" close="〉">
              <mrow>
                <msub>
                  <mo stretchy="false">ϕ</mo>
                  <mrow>
                    <msub>
                      <mo stretchy="false">α</mo>
                      <mi>N</mi>
                    </msub>
                  </mrow>
                </msub>
              </mrow>
            </mfenced>
          </mrow>
        </mtd>
      </mtr>
    </mtable>
    <annotation encoding="StarMath 5.0">left [ 
 S _N ^{(+-`)} 
right ] ^2 
` 
left lline 
 %iphi _{%ialpha _N} 
right rangle ~=~ 

S _N ^{(+-`)} 
` 
left lline 
 %iphi _{%ialpha _N} ^{(+-`)} 
right rangle ~=~ 

1 over {N "!"} ` sum from %Ux2118 ` (+-`) ^p ` %Ux2118 
` 
left lline 
 %iphi _{%ialpha _N} ^{(+-`)} 
right rangle ~=` 
newline `=~ 

1 over {N "!"} ` sum from %Ux2118 ` {(+-`) ^p ` (+-`) ^p} underbrace {`=` -1 `cdot` -1 `or` +1 `cdot` +1 `=` +1 }  
` 
left lline 
 %iphi _{%ialpha _N} ^{(+-`)} 
right rangle ~=~ 

left lline 
 %iphi _{%ialpha _N} ^{(+-`)} 
right rangle ~=~ 

 S _N ^{(+-`)} 
` 
left lline 
 %iphi _{%ialpha _N} 
right rangle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27T10:52:31.975000000</meta:creation-date>
    <meta:generator>LibreOffice/4.1.4.2$Windows_x86 LibreOffice_project/0a0440ccc0227ad9829de5f46be37cfb6edcf72</meta:generator>
  </office:meta>
</office:document-meta>
</file>